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00000000D66000009620F27593A0B094AFA.jpg" manifest:media-type="image/jpe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fill-color="#77bc65" draw:textarea-horizontal-align="left" draw:textarea-vertical-align="top" draw:auto-grow-height="true" draw:auto-grow-width="true" fo:min-height="0cm" fo:min-width="0cm" fo:padding-top="0cm" fo:padding-bottom="0cm" fo:padding-left="0cm" fo:padding-right="0cm" style:mirror="horizontal"/>
    </style:style>
    <style:style style:name="gr2" style:family="graphic" style:parent-style-name="standard">
      <style:graphic-properties draw:fill-color="#acb20c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svg:stroke-color="#3465a4" draw:fill-color="#81aca6" draw:textarea-horizontal-align="center" draw:textarea-vertical-align="middle"/>
    </style:style>
    <style:style style:name="gr5" style:family="graphic" style:parent-style-name="standard">
      <style:graphic-properties svg:stroke-color="#3465a4" draw:fill-color="#77bc65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4cm" fo:min-width="0cm"/>
      <style:paragraph-properties style:writing-mode="lr-tb"/>
    </style:style>
    <style:style style:name="gr7" style:family="graphic" style:parent-style-name="standard">
      <style:graphic-properties svg:stroke-color="#3465a4" draw:fill-color="#f10d0c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7cm" fo:min-width="0cm"/>
      <style:paragraph-properties style:writing-mode="lr-tb"/>
    </style:style>
    <style:style style:name="gr10" style:family="graphic" style:parent-style-name="standard">
      <style:graphic-properties svg:stroke-color="#3465a4" draw:fill-color="#6b5e9b" draw:textarea-horizontal-align="center" draw:textarea-vertical-align="middle"/>
    </style:style>
    <style:style style:name="gr11" style:family="graphic" style:parent-style-name="standard">
      <style:graphic-properties svg:stroke-color="#3465a4" draw:fill-color="#acb20c" draw:textarea-horizontal-align="center" draw:textarea-vertical-align="middle"/>
    </style:style>
    <style:style style:name="gr12" style:family="graphic" style:parent-style-name="standard">
      <style:graphic-properties svg:stroke-color="#3465a4" draw:fill-color="#ffff00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0cm"/>
      <style:paragraph-properties style:writing-mode="lr-tb"/>
    </style:style>
    <style:style style:name="gr14" style:family="graphic" style:parent-style-name="objectwithoutfill">
      <style:graphic-properties svg:stroke-color="#f10d0c" draw:marker-start="Arrow" draw:marker-end="" draw:marker-end-width="0.3cm" draw:fill="solid" draw:fill-color="#0093d9" draw:textarea-horizontal-align="center" draw:textarea-vertical-align="middle"/>
      <style:paragraph-properties style:writing-mode="lr-tb"/>
    </style:style>
    <style:style style:name="gr15" style:family="graphic" style:parent-style-name="objectwithoutfill">
      <style:graphic-properties svg:stroke-color="#f10d0c" draw:marker-end="Short_20_line_20_Arrow" draw:marker-end-width="0.3cm" draw:fill="solid" draw:fill-color="#81aca6" draw:textarea-horizontal-align="center" draw:textarea-vertical-align="middle"/>
    </style:style>
    <style:style style:name="P1" style:family="paragraph">
      <loext:graphic-properties draw:fill="none" draw:fill-color="#77bc65"/>
    </style:style>
    <style:style style:name="P2" style:family="paragraph">
      <loext:graphic-properties draw:fill-color="#acb20c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81aca6"/>
      <style:paragraph-properties fo:text-align="center"/>
    </style:style>
    <style:style style:name="P5" style:family="paragraph">
      <loext:graphic-properties draw:fill-color="#77bc65"/>
      <style:paragraph-properties fo:text-align="center"/>
    </style:style>
    <style:style style:name="P6" style:family="paragraph">
      <loext:graphic-properties draw:fill-color="#f10d0c"/>
      <style:paragraph-properties fo:text-align="center"/>
    </style:style>
    <style:style style:name="P7" style:family="paragraph">
      <loext:graphic-properties draw:fill-color="#6b5e9b"/>
      <style:paragraph-properties fo:text-align="center"/>
    </style:style>
    <style:style style:name="P8" style:family="paragraph">
      <loext:graphic-properties draw:fill-color="#ffff00"/>
      <style:paragraph-properties fo:text-align="center"/>
    </style:style>
    <style:style style:name="P9" style:family="paragraph">
      <loext:graphic-properties draw:fill="solid" draw:fill-color="#0093d9"/>
      <style:paragraph-properties fo:text-align="center"/>
    </style:style>
    <style:style style:name="P10" style:family="paragraph">
      <loext:graphic-properties draw:fill="solid" draw:fill-color="#81aca6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9.695cm" svg:height="20.796cm" draw:transform="rotate (-3.14159265358979) translate (29.699cm 20.894cm)">
          <draw:image xlink:href="Pictures/1000000000000D66000009620F27593A0B094AFA.jpg" xlink:type="simple" xlink:show="embed" xlink:actuate="onLoad" loext:mime-type="image/jpeg">
            <text:p/>
          </draw:image>
        </draw:frame>
        <draw:polygon draw:style-name="gr2" draw:text-style-name="P2" draw:layer="layout" svg:width="4.099cm" svg:height="3.199cm" svg:x="2cm" svg:y="4.8cm" svg:viewBox="0 0 4100 3200" draw:points="3700,0 3700,1900 4100,1900 4100,3200 0,3200 0,1500 800,1500 800,900 1400,900 1400,0 1500,0">
          <text:p/>
        </draw:polygon>
        <draw:frame draw:style-name="gr3" draw:text-style-name="P3" draw:layer="layout" svg:width="0.425cm" svg:height="0.471cm" svg:x="2.176cm" svg:y="6.8cm">
          <draw:text-box>
            <text:p>99</text:p>
          </draw:text-box>
        </draw:frame>
        <draw:polygon draw:style-name="gr4" draw:text-style-name="P4" draw:layer="layout" svg:width="2.899cm" svg:height="6.299cm" svg:x="5.7cm" svg:y="1.3cm" svg:viewBox="0 0 2900 6300" draw:points="100,5300 800,5300 800,6300 2900,6300 2900,0 0,0">
          <text:p/>
        </draw:polygon>
        <draw:polygon draw:style-name="gr5" draw:text-style-name="P5" draw:layer="layout" svg:width="3.199cm" svg:height="5.399cm" svg:x="8.8cm" svg:y="2.2cm" svg:viewBox="0 0 3200 5400" draw:points="0,5400 2600,5400 2600,4100 3200,4100 3200,0 0,0">
          <text:p/>
        </draw:polygon>
        <draw:frame draw:style-name="gr3" draw:text-style-name="P3" draw:layer="layout" svg:width="0.214cm" svg:height="0.471cm" svg:x="9.2cm" svg:y="2.6cm">
          <draw:text-box>
            <text:p>2</text:p>
          </draw:text-box>
        </draw:frame>
        <draw:frame draw:style-name="gr6" draw:text-style-name="P3" draw:layer="layout" svg:width="0.325cm" svg:height="0.471cm" svg:x="6.175cm" svg:y="5.6cm">
          <draw:text-box>
            <text:p>1</text:p>
          </draw:text-box>
        </draw:frame>
        <draw:polygon draw:style-name="gr4" draw:text-style-name="P4" draw:layer="layout" svg:width="3.999cm" svg:height="6.599cm" svg:x="11.5cm" svg:y="1.3cm" svg:viewBox="0 0 4000 6600" draw:points="600,0 600,5700 0,5700 0,6600 4000,6600 4000,0">
          <text:p/>
        </draw:polygon>
        <draw:frame draw:style-name="gr3" draw:text-style-name="P3" draw:layer="layout" svg:width="0.214cm" svg:height="0.471cm" svg:x="14.975cm" svg:y="1.363cm">
          <draw:text-box>
            <text:p>3</text:p>
          </draw:text-box>
        </draw:frame>
        <draw:polygon draw:style-name="gr7" draw:text-style-name="P6" draw:layer="layout" svg:width="5.499cm" svg:height="3.899cm" svg:x="15.6cm" svg:y="2.2cm" svg:viewBox="0 0 5500 3900" draw:points="0,3900 0,0 5500,0 5500,2600 3100,2600 3100,3200 2800,3200 2800,3900">
          <text:p/>
        </draw:polygon>
        <draw:polygon draw:style-name="gr7" draw:text-style-name="P6" draw:layer="layout" svg:width="7.699cm" svg:height="6.499cm" svg:x="2.4cm" svg:y="8.128cm" svg:viewBox="0 0 7700 6500" draw:points="0,0 7700,0 7700,5500 5100,5500 5100,6500 0,6500">
          <text:p/>
        </draw:polygon>
        <draw:polygon draw:style-name="gr7" draw:text-style-name="P6" draw:layer="layout" svg:width="6.699cm" svg:height="5.799cm" svg:x="18.5cm" svg:y="2.2cm" svg:viewBox="0 0 6700 5800" draw:points="2700,0 2700,2700 300,2700 300,3400 0,3400 0,5800 5400,5800 5400,3700 6700,3700 6700,0">
          <text:p/>
        </draw:polygon>
        <draw:frame draw:style-name="gr3" draw:text-style-name="P3" draw:layer="layout" svg:width="0.4cm" svg:height="0.471cm" svg:x="6.9cm" svg:y="10.529cm">
          <draw:text-box>
            <text:p>4a</text:p>
          </draw:text-box>
        </draw:frame>
        <draw:frame draw:style-name="gr3" draw:text-style-name="P3" draw:layer="layout" svg:width="0.425cm" svg:height="0.471cm" svg:x="18.751cm" svg:y="2.363cm">
          <draw:text-box>
            <text:p>4b</text:p>
          </draw:text-box>
        </draw:frame>
        <draw:frame draw:style-name="gr3" draw:text-style-name="P3" draw:layer="layout" svg:width="0.425cm" svg:height="0.471cm" svg:x="23.6cm" svg:y="2.363cm">
          <draw:text-box>
            <text:p>5b</text:p>
          </draw:text-box>
        </draw:frame>
        <draw:frame draw:style-name="gr3" draw:text-style-name="P3" draw:layer="layout" svg:width="0.4cm" svg:height="0.471cm" svg:x="20.6cm" svg:y="7.1cm">
          <draw:text-box>
            <text:p>5a</text:p>
          </draw:text-box>
        </draw:frame>
        <draw:frame draw:style-name="gr8" draw:text-style-name="P3" draw:layer="layout" svg:width="0.649cm" svg:height="0.5cm" svg:x="21.9cm" svg:y="3.3cm">
          <draw:text-box>
            <text:p>5m</text:p>
          </draw:text-box>
        </draw:frame>
        <draw:frame draw:style-name="gr9" draw:text-style-name="P3" draw:layer="layout" svg:width="0.8cm" svg:height="0.471cm" svg:x="16.8cm" svg:y="3.329cm">
          <draw:text-box>
            <text:p>4m</text:p>
          </draw:text-box>
        </draw:frame>
        <draw:polygon draw:style-name="gr5" draw:text-style-name="P5" draw:layer="layout" svg:width="7.699cm" svg:height="5.499cm" svg:x="10.5cm" svg:y="7.9cm" svg:viewBox="0 0 7700 5500" draw:points="1400,4600 3100,4600 3100,4200 7700,4200 7700,1500 7400,1500 7400,400 7600,400 7600,0 6900,0 6900,400 0,400 0,4000 200,4000 200,5500 900,5500 1000,5300 1000,4600">
          <text:p/>
        </draw:polygon>
        <draw:polygon draw:style-name="gr10" draw:text-style-name="P7" draw:layer="layout" svg:width="6.499cm" svg:height="5.399cm" svg:x="14.4cm" svg:y="10.7cm" svg:viewBox="0 0 6500 5400" draw:points="0,4600 1300,4600 1300,5400 5500,5400 5500,3900 6500,3900 6500,0 4000,0 4000,1600 3300,1600 3300,2200 900,2200 900,3200 500,3200 500,4100 0,4100">
          <text:p/>
        </draw:polygon>
        <draw:polygon draw:style-name="gr11" draw:text-style-name="P2" draw:layer="layout" svg:width="5.099cm" svg:height="5.999cm" svg:x="20.3cm" svg:y="10.6cm" svg:viewBox="0 0 5100 6000" draw:points="800,1000 800,400 1400,400 1400,0 1900,0 1900,200 2000,400 3200,400 3200,2200 3700,2200 3700,2600 5100,2600 5100,6000 0,6000 0,5500 600,5500 600,4500 800,4500">
          <text:p/>
        </draw:polygon>
        <draw:polygon draw:style-name="gr12" draw:text-style-name="P8" draw:layer="layout" svg:width="5.899cm" svg:height="7.999cm" svg:x="22.7cm" svg:y="9cm" svg:viewBox="0 0 5900 8000" draw:points="0,0 0,1900 900,1900 900,3700 2800,3700 2800,8000 5900,8000 5900,0">
          <text:p/>
        </draw:polygon>
        <draw:frame draw:style-name="gr9" draw:text-style-name="P3" draw:layer="layout" svg:width="0.8cm" svg:height="0.471cm" svg:x="10.9cm" svg:y="8.5cm">
          <draw:text-box>
            <text:p>6</text:p>
          </draw:text-box>
        </draw:frame>
        <draw:frame draw:style-name="gr9" draw:text-style-name="P3" draw:layer="layout" svg:width="0.8cm" svg:height="0.471cm" svg:x="16.8cm" svg:y="3.33cm">
          <draw:text-box>
            <text:p>4m</text:p>
          </draw:text-box>
        </draw:frame>
        <draw:frame draw:style-name="gr9" draw:text-style-name="P3" draw:layer="layout" svg:width="0.8cm" svg:height="0.471cm" svg:x="24.5cm" svg:y="9.1cm">
          <draw:text-box>
            <text:p>9</text:p>
          </draw:text-box>
        </draw:frame>
        <draw:frame draw:style-name="gr13" draw:text-style-name="P3" draw:layer="layout" svg:width="0.5cm" svg:height="0.471cm" svg:x="21.4cm" svg:y="11.6cm">
          <draw:text-box>
            <text:p>8a</text:p>
          </draw:text-box>
        </draw:frame>
        <draw:frame draw:style-name="gr9" draw:text-style-name="P3" draw:layer="layout" svg:width="0.8cm" svg:height="0.471cm" svg:x="15.9cm" svg:y="15.4cm">
          <draw:text-box>
            <text:p>7</text:p>
          </draw:text-box>
        </draw:frame>
        <draw:frame draw:style-name="gr13" draw:text-style-name="P3" draw:layer="layout" svg:width="0.5cm" svg:height="0.471cm" svg:x="23.1cm" svg:y="15.3cm">
          <draw:text-box>
            <text:p>8b</text:p>
          </draw:text-box>
        </draw:frame>
        <draw:polygon draw:style-name="gr7" draw:text-style-name="P6" draw:layer="layout" svg:width="0.699cm" svg:height="0.899cm" svg:x="18cm" svg:y="8.4cm" svg:viewBox="0 0 700 900" draw:points="0,0 0,900 700,900 700,0 600,0">
          <text:p/>
        </draw:polygon>
        <draw:polygon draw:style-name="gr7" draw:text-style-name="P6" draw:layer="layout" svg:width="0.699cm" svg:height="0.899cm" svg:x="19.1cm" svg:y="9.2cm" svg:viewBox="0 0 700 900" draw:points="0,0 0,900 700,900 700,0 600,0">
          <text:p/>
        </draw:polygon>
        <draw:frame draw:style-name="gr3" draw:text-style-name="P3" draw:layer="layout" svg:width="0.307cm" svg:height="0.471cm" svg:x="18.4cm" svg:y="8.329cm">
          <draw:text-box>
            <text:p>A</text:p>
          </draw:text-box>
        </draw:frame>
        <draw:frame draw:style-name="gr3" draw:text-style-name="P3" draw:layer="layout" svg:width="0.239cm" svg:height="0.471cm" svg:x="19.5cm" svg:y="9.129cm">
          <draw:text-box>
            <text:p>S</text:p>
          </draw:text-box>
        </draw:frame>
        <draw:line draw:style-name="gr14" draw:text-style-name="P9" draw:layer="layout" svg:x1="14.7cm" svg:y1="12.4cm" svg:x2="17.2cm" svg:y2="12.4cm">
          <text:p/>
        </draw:line>
        <draw:frame draw:style-name="gr3" draw:text-style-name="P3" draw:layer="layout" svg:width="0.895cm" svg:height="0.471cm" svg:x="15.6cm" svg:y="12.4cm">
          <draw:text-box>
            <text:p>AGC</text:p>
          </draw:text-box>
        </draw:frame>
        <draw:frame draw:style-name="gr3" draw:text-style-name="P3" draw:layer="layout" svg:width="0.895cm" svg:height="0.471cm" svg:x="9.205cm" svg:y="14.2cm">
          <draw:text-box>
            <text:p>AGC</text:p>
          </draw:text-box>
        </draw:frame>
        <draw:line draw:style-name="gr15" draw:text-style-name="P10" draw:layer="layout" svg:x1="10cm" svg:y1="14.2cm" svg:x2="10.2cm" svg:y2="12.8cm">
          <text:p/>
        </draw:line>
        <draw:line draw:style-name="gr15" draw:text-style-name="P10" draw:layer="layout" svg:x1="10cm" svg:y1="14.201cm" svg:x2="11.6cm" svg:y2="13.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Half_20_Arrow_20_Left" draw:display-name="Half Arrow Left" svg:viewBox="-10 0 10 15" svg:d="M0 0zM-5 0l-5 15h5z"/>
    <draw:marker draw:name="Short_20_line_20_Arrow" draw:display-name="Short line Arrow" svg:viewBox="0 0 3000 3000" svg:d="M1500 0l1500 2789v211h-114l-1286-2392v2392h-200v-2392l-1286 2392h-114v-21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-dash="Dashed_20__28_var_29__20_4" draw:opacity="30%" draw:shadow-opacity="30%"/>
      <style:text-properties fo:color="#f10d0c" fo:font-size="12pt"/>
    </style:style>
    <style:style style:name="objectwithoutfill" style:family="graphic" style:parent-style-name="standard">
      <style:graphic-properties svg:stroke-color="#f10d0c" draw:marker-end="Half_20_Arrow_20_Left"/>
      <style:text-properties fo:color="#0093d9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9.703cm" fo:page-height="20.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date>2020-05-09T01:13:40.916955474</dc:date>
    <meta:editing-duration>PT9M35S</meta:editing-duration>
    <meta:editing-cycles>2</meta:editing-cycles>
    <meta:generator>LibreOffice/6.3.5.2$Linux_X86_64 LibreOffice_project/30$Build-2</meta:generator>
    <meta:document-statistic meta:object-count="37"/>
  </office:meta>
</office:document-meta>
</file>